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254cm"/>
    </style:style>
    <style:style style:name="co4" style:family="table-column">
      <style:table-column-properties fo:break-before="auto" style:column-width="4.962cm"/>
    </style:style>
    <style:style style:name="co5" style:family="table-column">
      <style:table-column-properties fo:break-before="auto" style:column-width="7.248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Quantità</text:p>
          </table:table-cell>
          <table:table-cell table:style-name="ce1" office:value-type="string" calcext:value-type="string">
            <text:p>Prezzo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ettagli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MS1117-3.3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it.aliexpress.com/item/1005004100090472.html?spm=a2g0o.productlist.main.3.20676d30HeXjLX&amp;algo_pvid=dafe6d8c-a337-4272-a13a-ef033fe9a1e9&amp;algo_exp_id=dafe6d8c-a337-4272-a13a-ef033fe9a1e9-1&amp;pdp_npi=3%40dis%21EUR%211.02%211.0%21%21%21%21%21%40212250c216806119464158539d0707%2112000028030331303%21sea%21IT%213240397710&amp;curPageLogUid=B1eJh4ZQag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U80N03A</text:p>
          </table:table-cell>
          <table:table-cell office:value-type="float" office:value="4" calcext:value-type="float">
            <text:p>4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https://www.digikey.it/it/products/detail/micro-commercial-co/MCU80N03-TP/10222556</text:p>
          </table:table-cell>
          <table:table-cell office:value-type="string" calcext:value-type="string">
            <text:p>con digikey sono 18 euro di spedizion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M380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https://it.aliexpress.com/item/1005001792234425.html?spm=a2g0o.productlist.main.1.e0e7695eStKboe&amp;algo_pvid=44d4c033-0a04-43d3-97b3-741c6542543b&amp;algo_exp_id=44d4c033-0a04-43d3-97b3-741c6542543b-0&amp;pdp_npi=3%40dis%21EUR%213.81%211.9%21%21%21%21%21%4021227e5116806120025734055d070b%2112000017589963324%21sea%21IT%213240397710&amp;curPageLogUid=dO500F2KF1n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4.7nF 1206</text:p>
          </table:table-cell>
          <table:table-cell office:value-type="float" office:value="1" calcext:value-type="float">
            <text:p>1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https://it.aliexpress.com/item/1005005122325608.html?spm=a2g0o.productlist.main.11.319a75acTZqfOL&amp;algo_pvid=1f0e5314-1824-4bcc-98d2-a93047accc1d&amp;algo_exp_id=1f0e5314-1824-4bcc-98d2-a93047accc1d-5&amp;pdp_npi=3%40dis%21EUR%211.56%211.28%21%21%21%21%21%40211be10916806282311836993d06d9%2112000031745710058%21sea%21IT%213240397710&amp;curPageLogUid=u0hV7GQThZb2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100nF 1206</text:p>
          </table:table-cell>
          <table:table-cell office:value-type="float" office:value="3" calcext:value-type="float">
            <text:p>3</text:p>
          </table:table-cell>
          <table:table-cell office:value-type="float" office:value="1.31" calcext:value-type="float">
            <text:p>1,31</text:p>
          </table:table-cell>
          <table:table-cell office:value-type="string" calcext:value-type="string">
            <text:p>https://it.aliexpress.com/item/1005005122325608.html?spm=a2g0o.productlist.main.11.319a75acTZqfOL&amp;algo_pvid=1f0e5314-1824-4bcc-98d2-a93047accc1d&amp;algo_exp_id=1f0e5314-1824-4bcc-98d2-a93047accc1d-5&amp;pdp_npi=3%40dis%21EUR%211.56%211.28%21%21%21%21%21%40211be10916806282311836993d06d9%2112000031745710058%21sea%21IT%213240397710&amp;curPageLogUid=u0hV7GQThZb2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10uF 2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22uF 2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470uF 8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1mF 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10k 1206</text:p>
          </table:table-cell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ttps://it.aliexpress.com/item/1005001794416354.html?spm=a2g0o.productlist.main.1.3be152a9oFSloL&amp;algo_pvid=1a7c9591-0f29-43d1-bcb0-ee0043308763&amp;algo_exp_id=1a7c9591-0f29-43d1-bcb0-ee0043308763-0&amp;pdp_npi=3%40dis%21EUR%210.71%210.6%21%21%21%21%21%40211bf04a16806286009132647d0710%2112000017596091297%21sea%21IT%213240397710&amp;curPageLogUid=4dRcQbsStMsj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2.7 120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ttps://it.aliexpress.com/item/1005001794416354.html?spm=a2g0o.productlist.main.1.3be152a9oFSloL&amp;algo_pvid=1a7c9591-0f29-43d1-bcb0-ee0043308763&amp;algo_exp_id=1a7c9591-0f29-43d1-bcb0-ee0043308763-0&amp;pdp_npi=3%40dis%21EUR%210.71%210.6%21%21%21%21%21%40211bf04a16806286009132647d0710%2112000017596091297%21sea%21IT%213240397710&amp;curPageLogUid=4dRcQbsStMsj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100 1206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ttps://it.aliexpress.com/item/1005001794416354.html?spm=a2g0o.productlist.main.1.3be152a9oFSloL&amp;algo_pvid=1a7c9591-0f29-43d1-bcb0-ee0043308763&amp;algo_exp_id=1a7c9591-0f29-43d1-bcb0-ee0043308763-0&amp;pdp_npi=3%40dis%21EUR%210.71%210.6%21%21%21%21%21%40211bf04a16806286009132647d0710%2112000017596091297%21sea%21IT%213240397710&amp;curPageLogUid=4dRcQbsStMsj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1k 120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ttps://it.aliexpress.com/item/1005001794416354.html?spm=a2g0o.productlist.main.1.3be152a9oFSloL&amp;algo_pvid=1a7c9591-0f29-43d1-bcb0-ee0043308763&amp;algo_exp_id=1a7c9591-0f29-43d1-bcb0-ee0043308763-0&amp;pdp_npi=3%40dis%21EUR%210.71%210.6%21%21%21%21%21%40211bf04a16806286009132647d0710%2112000017596091297%21sea%21IT%213240397710&amp;curPageLogUid=4dRcQbsStMsj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100k 120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ttps://it.aliexpress.com/item/1005001794416354.html?spm=a2g0o.productlist.main.1.3be152a9oFSloL&amp;algo_pvid=1a7c9591-0f29-43d1-bcb0-ee0043308763&amp;algo_exp_id=1a7c9591-0f29-43d1-bcb0-ee0043308763-0&amp;pdp_npi=3%40dis%21EUR%210.71%210.6%21%21%21%21%21%40211bf04a16806286009132647d0710%2112000017596091297%21sea%21IT%213240397710&amp;curPageLogUid=4dRcQbsStMsj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200k 1206 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https://it.aliexpress.com/item/1005001794416354.html?spm=a2g0o.productlist.main.1.3be152a9oFSloL&amp;algo_pvid=1a7c9591-0f29-43d1-bcb0-ee0043308763&amp;algo_exp_id=1a7c9591-0f29-43d1-bcb0-ee0043308763-0&amp;pdp_npi=3%40dis%21EUR%210.71%210.6%21%21%21%21%21%40211bf04a16806286009132647d0710%2112000017596091297%21sea%21IT%213240397710&amp;curPageLogUid=4dRcQbsStMsj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T 10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S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S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N – 4F 90°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 – 6M 90°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 – 2x4F ver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-337 SOT-23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https://it.aliexpress.com/item/1005002918297706.html?spm=a2g0o.productlist.main.1.118b5ba95zgznq&amp;algo_pvid=f29b377e-d421-482e-9b29-7e760b25770c&amp;algo_exp_id=f29b377e-d421-482e-9b29-7e760b25770c-0&amp;pdp_npi=3%40dis%21EUR%210.77%210.77%21%21%21%21%21%40212243c016806289432516639d06cc%2112000022782536933%21sea%21IT%213240397710&amp;curPageLogUid=gxxIs3dzECT3</text:p>
          </table:table-cell>
          <table:table-cell office:value-type="string" calcext:value-type="string">
            <text:p>lotto da 100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18:55:17.741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22:27:44.933000000</meta:creation-date>
    <dc:date>2023-04-04T19:22:46.459000000</dc:date>
    <meta:editing-duration>PT59M50S</meta:editing-duration>
    <meta:editing-cycles>7</meta:editing-cycles>
    <meta:generator>LibreOffice/7.2.0.4$Windows_X86_64 LibreOffice_project/9a9c6381e3f7a62afc1329bd359cc48accb6435b</meta:generator>
    <meta:document-statistic meta:table-count="1" meta:cell-count="97" meta:object-count="0"/>
  </office:meta>
</office:document-meta>
</file>